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style="urn:oasis:names:tc:opendocument:xmlns:style:1.0" xmlns:number="urn:oasis:names:tc:opendocument:xmlns:datastyle:1.0" xmlns:fo="urn:oasis:names:tc:opendocument:xmlns:xsl-fo-compatible:1.0" xmlns:svg="urn:oasis:names:tc:opendocument:xmlns:svg-compatible:1.0" xmlns:calcext="urn:org:documentfoundation:names:experimental:calc:xmlns:calcext:1.0">
  <office:automatic-styles>
    <number:number-style style:name="N2">
      <number:number number:decimal-places="2" number:min-decimal-places="2" number:min-integer-digits="1"/>
    </number:number-style>
    <style:style style:name="tnbb" style:family="table-cell" style:parent-style-name="Default" style:data-style-name="N2"/>
    <style:style style:name="tnball" style:family="table-cell" style:parent-style-name="Default" style:data-style-name="N2">
      <style:table-cell-properties fo:border="0.74pt solid #000000"/>
    </style:style>
    <style:style style:name="tnbltr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tnblr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tnblbr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ttat" style:family="table-cell" style:parent-style-name="Default">
      <style:table-cell-properties style:vertical-align="top"/>
    </style:style>
    <style:style style:name="ttball" style:family="table-cell" style:parent-style-name="Default">
      <style:table-cell-properties fo:border="0.74pt solid #000000"/>
    </style:style>
    <style:style style:name="ttballat" style:family="table-cell" style:parent-style-name="Default">
      <style:table-cell-properties fo:border="0.74pt solid #000000" style:vertical-align="top"/>
    </style:style>
    <style:style style:name="ttbltr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ttbltrat" style:family="table-cell" style:parent-style-name="Default">
      <style:table-cell-properties fo:border-bottom="none" fo:border-left="0.74pt solid #000000" fo:border-right="0.74pt solid #000000" fo:border-top="0.74pt solid #000000" style:vertical-align="top"/>
    </style:style>
    <style:style style:name="ttblr" style:family="table-cell" style:parent-style-name="Default">
      <style:table-cell-properties fo:border-bottom="none" fo:border-left="0.74pt solid #000000" fo:border-right="0.74pt solid #000000" fo:border-top="none"/>
    </style:style>
    <style:style style:name="ttblrat" style:family="table-cell" style:parent-style-name="Default">
      <style:table-cell-properties fo:border-bottom="none" fo:border-left="0.74pt solid #000000" fo:border-right="0.74pt solid #000000" fo:border-top="none" style:vertical-align="top"/>
    </style:style>
    <style:style style:name="ttblbr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ttblbrat" style:family="table-cell" style:parent-style-name="Default">
      <style:table-cell-properties fo:border-bottom="0.74pt solid #000000" fo:border-left="0.74pt solid #000000" fo:border-right="0.74pt solid #000000" fo:border-top="none" style:vertical-align="top"/>
    </style:style>
    <style:style style:name="tnat" style:family="table-cell" style:parent-style-name="Default" style:data-style-name="N2">
      <style:table-cell-properties style:vertical-align="top"/>
    </style:style>
    <style:style style:name="T1" style:family="text">
      <style:text-properties fo:font-size="13pt" style:font-size-asian="13pt" style:font-size-complex="13pt"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size="13pt" style:font-size-asian="13pt" style:font-size-complex="13pt"/>
    </style:style>
    <style:style style:name="T7" style:family="text"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co1" style:family="table-column">
      <style:table-column-properties fo:break-before="auto" style:column-width="9.59644cm"/>
    </style:style>
    <style:style style:name="co2" style:family="table-column">
      <style:table-column-properties fo:break-before="auto" style:column-width="9.59644cm"/>
    </style:style>
  </office:automatic-styles>
  <office:body>
    <office:spreadsheet>
      <table:table table:name="Arkusz z programu DworzecSQL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<text:span text:style-name="T1">Praca przewozowa za miesiąc wrzesień 2024</text:span></text:p>
            <text:p/>
          </table:table-cell>
          <table:covered-table-cell table:number-columns-repeated="1"/>
        </table:table-row>
        <table:table-row>
          <table:table-cell table:style-name="ttbltr" office:value-type="string" calcext:value-type="string">
            <text:p>Nazwa                   Wartość</text:p>
          </table:table-cell>
          <table:table-cell table:style-name="ttbltr" office:value-type="string" calcext:value-type="string">
            <text:p>Nazwa                   Wartość</text:p>
          </table:table-cell>
        </table:table-row>
        <table:table-row>
          <table:table-cell table:style-name="ttbltr" office:value-type="string" calcext:value-type="string">
            <text:p>UCZEN  BM                  1 040 247,00</text:p>
          </table:table-cell>
          <table:table-cell table:style-name="ttbltr" office:value-type="string" calcext:value-type="string">
            <text:p>OS.NIESAMODZ.BM                  918,00</text:p>
          </table:table-cell>
        </table:table-row>
        <table:table-row>
          <table:table-cell table:style-name="ttblr" office:value-type="string" calcext:value-type="string">
            <text:p>OKRESOWY                      97 224,55</text:p>
          </table:table-cell>
          <table:table-cell table:style-name="ttblr" office:value-type="string" calcext:value-type="string">
            <text:p>MIESZKAŃCY USTKA               2 686,00</text:p>
          </table:table-cell>
        </table:table-row>
        <table:table-row>
          <table:table-cell table:style-name="ttblr" office:value-type="string" calcext:value-type="string">
            <text:p>MIESIĘCZNY                    45 713,00</text:p>
          </table:table-cell>
          <table:table-cell table:style-name="ttblr" office:value-type="string" calcext:value-type="string">
            <text:p>DZ.NIEPELNOSP.BM              21 471,00</text:p>
          </table:table-cell>
        </table:table-row>
        <table:table-row>
          <table:table-cell table:style-name="ttblr" office:value-type="string" calcext:value-type="string">
            <text:p>NAUCZYCIEL  BM                 9 877,00</text:p>
          </table:table-cell>
          <table:table-cell table:style-name="ttblr" office:value-type="string" calcext:value-type="string">
            <text:p>STUDENT  BM                   12 070,00</text:p>
          </table:table-cell>
        </table:table-row>
        <table:table-row>
          <table:table-cell table:style-name="ttblr" office:value-type="string" calcext:value-type="string">
            <text:p>NIEWIDOMY BM                   2 601,00</text:p>
          </table:table-cell>
          <table:table-cell table:style-name="ttblr" office:value-type="string" calcext:value-type="string">
            <text:p>R A Z E M                 1 232 807,55</text:p>
          </table:table-cell>
        </table:table-row>
        <table:table-row>
          <table:table-cell table:style-name="ttball" office:value-type="string" calcext:value-type="string" table:number-columns-spanned="2" table:number-rows-spanned="1">
            <text:p>R A Z E M                                                         1 232 807,55</text:p>
          </table:table-cell>
          <table:covered-table-cell/>
        </table:table-row>
        <table:table-row table:style-name="ro1">
          <table:table-cell office:value-type="string" calcext:value-type="string" table:number-columns-spanned="2" table:number-rows-spanned="1">
            <text:p/>
            <text:p>Wydruk z dnia: 09.10.2024 08:35</text:p>
          </table:table-cell>
          <table:covered-table-cell table:number-columns-repeated="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/>
</file>

<file path=meta.xml><?xml version="1.0" encoding="utf-8"?>
<office:document-meta xmlns:office="urn:oasis:names:tc:opendocument:xmlns:office:1.0"/>
</file>